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327bc" officeooo:paragraph-rsid="0017b9e0" style:font-size-asian="14pt" style:font-size-complex="14pt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fo:color="#000000" loext:opacity="100%" style:font-name="Ubuntu" fo:font-size="14pt" fo:font-weight="normal" officeooo:rsid="002365c1" officeooo:paragraph-rsid="002365c1" fo:background-color="#dddddd" style:font-size-asian="14pt" style:font-size-complex="14pt"/>
    </style:style>
    <style:style style:name="P4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loext:opacity="100%" style:font-name="Ubuntu" fo:font-size="14pt" fo:font-weight="normal" officeooo:rsid="003c81ef" officeooo:paragraph-rsid="003c81ef" fo:background-color="#dddddd" style:font-size-asian="14pt" style:font-size-complex="14pt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327bc" officeooo:paragraph-rsid="001327b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327bc" officeooo:paragraph-rsid="0017b9e0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327bc" officeooo:paragraph-rsid="0018af8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327bc" officeooo:paragraph-rsid="00226011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327bc" officeooo:paragraph-rsid="0027aeb4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327bc" officeooo:paragraph-rsid="0039bef7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27bc" officeooo:paragraph-rsid="00427b77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27bc" officeooo:paragraph-rsid="00468bf7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327bc" officeooo:paragraph-rsid="0049db8b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327bc" officeooo:paragraph-rsid="004b3b6e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327bc" officeooo:paragraph-rsid="004db55a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327bc" officeooo:paragraph-rsid="004f8c11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327bc" officeooo:paragraph-rsid="0052a797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327bc" officeooo:paragraph-rsid="00585624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48148" officeooo:paragraph-rsid="00148148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62d95" officeooo:paragraph-rsid="00162d95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c7cd4" officeooo:paragraph-rsid="001e76f5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26011" officeooo:paragraph-rsid="00226011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59d91" officeooo:paragraph-rsid="00259d91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59d91" officeooo:paragraph-rsid="00263a4b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365c1" officeooo:paragraph-rsid="002365c1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365c1" officeooo:paragraph-rsid="0059cd37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7aeb4" officeooo:paragraph-rsid="0027aeb4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98973" officeooo:paragraph-rsid="00298973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d4f80" officeooo:paragraph-rsid="002d4f80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d4f80" officeooo:paragraph-rsid="003393b3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d4f80" officeooo:paragraph-rsid="00347b23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d4f80" officeooo:paragraph-rsid="00352024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2d4f80" officeooo:paragraph-rsid="0036edd9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2d4f80" officeooo:paragraph-rsid="0038b16f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2d4f80" officeooo:paragraph-rsid="00305031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52024" officeooo:paragraph-rsid="00352024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36edd9" officeooo:paragraph-rsid="0037fcda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3a7a7a" officeooo:paragraph-rsid="003c81ef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43f142" officeooo:paragraph-rsid="0044b89d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49db8b" officeooo:paragraph-rsid="0049db8b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4b3b6e" officeooo:paragraph-rsid="004b3b6e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4ca815" officeooo:paragraph-rsid="004ca815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4f8c11" officeooo:paragraph-rsid="004f8c11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50c016" officeooo:paragraph-rsid="0050c016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52a797" officeooo:paragraph-rsid="0052a797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549c2e" officeooo:paragraph-rsid="00564d16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585624" officeooo:paragraph-rsid="00585624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591068" officeooo:paragraph-rsid="00591068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591068" officeooo:paragraph-rsid="0059cd37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5a307a" officeooo:paragraph-rsid="005a307a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52a797" officeooo:paragraph-rsid="0052a797" fo:background-color="transparent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162d95" officeooo:paragraph-rsid="00162d95" fo:background-color="#dddddd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226011" officeooo:paragraph-rsid="00226011" fo:background-color="#dddddd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27aeb4" officeooo:paragraph-rsid="0027aeb4" fo:background-color="#dddddd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36edd9" officeooo:paragraph-rsid="0036edd9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468bf7" officeooo:paragraph-rsid="00468bf7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49db8b" officeooo:paragraph-rsid="0049db8b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4ca815" officeooo:paragraph-rsid="004ca815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4f8c11" officeooo:paragraph-rsid="004f8c11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52a797" officeooo:paragraph-rsid="0052a797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fo:font-weight="bold" officeooo:rsid="00298973" officeooo:paragraph-rsid="00298973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50%"/>
      <style:text-properties style:font-name="Ubuntu" fo:font-size="14pt" fo:font-weight="bold" officeooo:rsid="00408654" officeooo:paragraph-rsid="00408654" style:font-size-asian="14pt" style:font-weight-asian="bold" style:font-size-complex="14pt" style:font-weight-complex="bold"/>
    </style:style>
    <style:style style:name="P66" style:family="paragraph" style:parent-style-name="Standard">
      <style:paragraph-properties fo:line-height="150%"/>
      <style:text-properties style:font-name="Ubuntu" fo:font-size="14pt" fo:font-weight="bold" officeooo:rsid="00468bf7" officeooo:paragraph-rsid="00468bf7" style:font-size-asian="14pt" style:font-weight-asian="bold" style:font-size-complex="14pt" style:font-weight-complex="bold"/>
    </style:style>
    <style:style style:name="P67" style:family="paragraph" style:parent-style-name="Standard">
      <style:paragraph-properties fo:line-height="150%"/>
      <style:text-properties style:font-name="Ubuntu" fo:font-size="14pt" fo:font-weight="bold" officeooo:rsid="0049db8b" officeooo:paragraph-rsid="0049db8b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4b3b6e" officeooo:paragraph-rsid="004b3b6e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4ca815" officeooo:paragraph-rsid="004ca815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fo:background-color="#dddddd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a4b" style:font-weight-asian="bold" style:font-weight-complex="bold"/>
    </style:style>
    <style:style style:name="T3" style:family="text">
      <style:text-properties fo:font-weight="bold" officeooo:rsid="00323570" style:font-weight-asian="bold" style:font-weight-complex="bold"/>
    </style:style>
    <style:style style:name="T4" style:family="text">
      <style:text-properties fo:font-weight="bold" officeooo:rsid="003393b3" style:font-weight-asian="bold" style:font-weight-complex="bold"/>
    </style:style>
    <style:style style:name="T5" style:family="text">
      <style:text-properties fo:font-weight="bold" officeooo:rsid="00347b23" style:font-weight-asian="bold" style:font-weight-complex="bold"/>
    </style:style>
    <style:style style:name="T6" style:family="text">
      <style:text-properties fo:font-weight="bold" officeooo:rsid="0036edd9" style:font-weight-asian="bold" style:font-weight-complex="bold"/>
    </style:style>
    <style:style style:name="T7" style:family="text">
      <style:text-properties fo:font-weight="bold" officeooo:rsid="0037fcda" style:font-weight-asian="bold" style:font-weight-complex="bold"/>
    </style:style>
    <style:style style:name="T8" style:family="text">
      <style:text-properties fo:font-weight="bold" officeooo:rsid="0038b16f" style:font-weight-asian="bold" style:font-weight-complex="bold"/>
    </style:style>
    <style:style style:name="T9" style:family="text">
      <style:text-properties fo:font-weight="bold" officeooo:rsid="00585624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officeooo:rsid="00149dcc"/>
    </style:style>
    <style:style style:name="T12" style:family="text">
      <style:text-properties officeooo:rsid="00178bfa"/>
    </style:style>
    <style:style style:name="T13" style:family="text">
      <style:text-properties officeooo:rsid="001e76f5"/>
    </style:style>
    <style:style style:name="T14" style:family="text">
      <style:text-properties officeooo:rsid="0020b9aa"/>
    </style:style>
    <style:style style:name="T15" style:family="text">
      <style:text-properties officeooo:rsid="002139f5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0b9aa" fo:background-color="#dddddd" loext:char-shading-value="0"/>
    </style:style>
    <style:style style:name="T18" style:family="text">
      <style:text-properties officeooo:rsid="00263a4b" fo:background-color="#dddddd" loext:char-shading-value="0"/>
    </style:style>
    <style:style style:name="T19" style:family="text">
      <style:text-properties officeooo:rsid="002f3a6f" fo:background-color="#dddddd" loext:char-shading-value="0"/>
    </style:style>
    <style:style style:name="T20" style:family="text">
      <style:text-properties officeooo:rsid="00305031" fo:background-color="#dddddd" loext:char-shading-value="0"/>
    </style:style>
    <style:style style:name="T21" style:family="text">
      <style:text-properties officeooo:rsid="003393b3" fo:background-color="#dddddd" loext:char-shading-value="0"/>
    </style:style>
    <style:style style:name="T22" style:family="text">
      <style:text-properties officeooo:rsid="00347b23" fo:background-color="#dddddd" loext:char-shading-value="0"/>
    </style:style>
    <style:style style:name="T23" style:family="text">
      <style:text-properties officeooo:rsid="00352024" fo:background-color="#dddddd" loext:char-shading-value="0"/>
    </style:style>
    <style:style style:name="T24" style:family="text">
      <style:text-properties officeooo:rsid="0036edd9" fo:background-color="#dddddd" loext:char-shading-value="0"/>
    </style:style>
    <style:style style:name="T25" style:family="text">
      <style:text-properties officeooo:rsid="0037fcda" fo:background-color="#dddddd" loext:char-shading-value="0"/>
    </style:style>
    <style:style style:name="T26" style:family="text">
      <style:text-properties officeooo:rsid="0038b16f" fo:background-color="#dddddd" loext:char-shading-value="0"/>
    </style:style>
    <style:style style:name="T27" style:family="text">
      <style:text-properties fo:background-color="#dddddd" loext:char-shading-value="0"/>
    </style:style>
    <style:style style:name="T28" style:family="text">
      <style:text-properties officeooo:rsid="00564d16" fo:background-color="#dddddd" loext:char-shading-value="0"/>
    </style:style>
    <style:style style:name="T29" style:family="text">
      <style:text-properties officeooo:rsid="00591068" fo:background-color="#dddddd" loext:char-shading-value="0"/>
    </style:style>
    <style:style style:name="T30" style:family="text">
      <style:text-properties officeooo:rsid="0059cd37" fo:background-color="#dddddd" loext:char-shading-value="0"/>
    </style:style>
    <style:style style:name="T31" style:family="text">
      <style:text-properties officeooo:rsid="0059cd37" fo:background-color="#dddddd" loext:char-shading-value="0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63a4b" style:font-weight-asian="normal" style:font-weight-complex="normal"/>
    </style:style>
    <style:style style:name="T34" style:family="text">
      <style:text-properties fo:font-weight="normal" officeooo:rsid="003c81ef" style:font-weight-asian="normal" style:font-weight-complex="normal"/>
    </style:style>
    <style:style style:name="T35" style:family="text">
      <style:text-properties fo:font-weight="normal" officeooo:rsid="003ca406" style:font-weight-asian="normal" style:font-weight-complex="normal"/>
    </style:style>
    <style:style style:name="T36" style:family="text">
      <style:text-properties fo:font-weight="normal" officeooo:rsid="003e99f5" style:font-weight-asian="normal" style:font-weight-complex="normal"/>
    </style:style>
    <style:style style:name="T37" style:family="text">
      <style:text-properties fo:font-weight="normal" officeooo:rsid="00427b77" style:font-weight-asian="normal" style:font-weight-complex="normal"/>
    </style:style>
    <style:style style:name="T38" style:family="text">
      <style:text-properties fo:font-weight="normal" fo:background-color="#dddddd" loext:char-shading-value="0" style:font-weight-asian="normal" style:font-weight-complex="normal"/>
    </style:style>
    <style:style style:name="T39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40" style:family="text">
      <style:text-properties fo:font-weight="normal" officeooo:rsid="00408654" fo:background-color="#dddddd" loext:char-shading-value="0" style:font-weight-asian="normal" style:font-weight-complex="normal"/>
    </style:style>
    <style:style style:name="T41" style:family="text">
      <style:text-properties officeooo:rsid="002365c1"/>
    </style:style>
    <style:style style:name="T42" style:family="text">
      <style:text-properties officeooo:rsid="00263a4b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2f3a6f" fo:background-color="transparent" loext:char-shading-value="0"/>
    </style:style>
    <style:style style:name="T45" style:family="text">
      <style:text-properties officeooo:rsid="002d4f80"/>
    </style:style>
    <style:style style:name="T46" style:family="text">
      <style:text-properties officeooo:rsid="002f3a6f"/>
    </style:style>
    <style:style style:name="T47" style:family="text">
      <style:text-properties officeooo:rsid="00305031"/>
    </style:style>
    <style:style style:name="T48" style:family="text">
      <style:text-properties officeooo:rsid="00323570"/>
    </style:style>
    <style:style style:name="T49" style:family="text">
      <style:text-properties officeooo:rsid="003393b3"/>
    </style:style>
    <style:style style:name="T50" style:family="text">
      <style:text-properties officeooo:rsid="00347b23"/>
    </style:style>
    <style:style style:name="T51" style:family="text">
      <style:text-properties officeooo:rsid="00352024"/>
    </style:style>
    <style:style style:name="T52" style:family="text">
      <style:text-properties officeooo:rsid="0036edd9"/>
    </style:style>
    <style:style style:name="T53" style:family="text">
      <style:text-properties officeooo:rsid="0037fcda"/>
    </style:style>
    <style:style style:name="T54" style:family="text">
      <style:text-properties officeooo:rsid="0038b16f"/>
    </style:style>
    <style:style style:name="T55" style:family="text">
      <style:text-properties officeooo:rsid="0044b89d"/>
    </style:style>
    <style:style style:name="T56" style:family="text">
      <style:text-properties officeooo:rsid="0047390f"/>
    </style:style>
    <style:style style:name="T57" style:family="text">
      <style:text-properties officeooo:rsid="004876c7"/>
    </style:style>
    <style:style style:name="T58" style:family="text">
      <style:text-properties fo:color="#000000" loext:opacity="100%" fo:font-weight="normal" fo:background-color="#dddddd" loext:char-shading-value="0"/>
    </style:style>
    <style:style style:name="T59" style:family="text">
      <style:text-properties style:font-name="Ubuntu"/>
    </style:style>
    <style:style style:name="T60" style:family="text">
      <style:text-properties officeooo:rsid="004db55a"/>
    </style:style>
    <style:style style:name="T61" style:family="text">
      <style:text-properties officeooo:rsid="0051254f"/>
    </style:style>
    <style:style style:name="T62" style:family="text">
      <style:text-properties officeooo:rsid="00564d16"/>
    </style:style>
    <style:style style:name="T63" style:family="text">
      <style:text-properties officeooo:rsid="00585624"/>
    </style:style>
    <style:style style:name="T64" style:family="text">
      <style:text-properties officeooo:rsid="00591068"/>
    </style:style>
    <style:style style:name="T65" style:family="text">
      <style:text-properties officeooo:rsid="0059cd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CBF Cursos</text:h>
      <text:p text:style-name="P8">_____________________________________________________________________</text:p>
      <text:h text:style-name="P2" text:outline-level="2">Modo Estrito</text:h>
      <text:p text:style-name="P22">O modo estrito deixa o codigo mais limpo, com menos sujeira, menos coisas inutilizadas. Vai adicionar uma série de restrições no codigo, obrigando os programadores a criarem codigos mais limpos. <text:span text:style-name="T11">Em modo estrito a semantica se tornará diferente de um codigo normal, é possível usa-lo em scripts inteiros ou em funções individuais.</text:span></text:p>
      <text:p text:style-name="P23"/>
      <text:p text:style-name="P23"><text:span text:style-name="T1">Ativar -</text:span> Para ativar o modo estrito basta no começo do codigo <text:span text:style-name="T12">ou função</text:span> digitar: </text:p>
      <text:p text:style-name="P55">“use strict” </text:p>
      <text:p text:style-name="P1">_____________________________________________________________________</text:p>
      <text:h text:style-name="P2" text:outline-level="2">Operadores Bitwise</text:h>
      <text:p text:style-name="P1"><text:a xlink:type="simple" xlink:href="https://www.youtube.com/watch?v=JbGf_hd6g_Q&amp;list=PLx4x_zx8csUg_AxxbVWHEyAJ6cBdsYc0T&amp;index=9&amp;ab_channel=CFBCursos" text:style-name="Internet_20_link" text:visited-style-name="Visited_20_Internet_20_Link"><text:span text:style-name="T59">https://www.youtube.com/watch?v=JbGf_hd6g_Q&amp;list=PLx4x_zx8csUg_AxxbVWHEyAJ6cBdsYc0T&amp;index=9&amp;ab_channel=CFBCursos</text:span></text:a><text:span text:style-name="T59"> </text:span></text:p>
      <text:p text:style-name="P10">_____________________________________________________________________</text:p>
      <text:p text:style-name="P24"><text:span text:style-name="T1">stopPropagation -</text:span> <text:span text:style-name="T13">Para a propagação de um evento, </text:span><text:span text:style-name="T14">ou seja, desabilita um evento, </text:span><text:span text:style-name="T15">geralmente é usado em elementos filhos: </text:span><text:span text:style-name="T17">evento.stopPropagation( <text:s/>) </text:span></text:p>
      <text:p text:style-name="P11">_____________________________________________________________________</text:p>
      <text:p text:style-name="P25"><text:span text:style-name="T1">children -</text:span> Retorna <text:span text:style-name="T41">todos </text:span>os <text:span text:style-name="T41">elementos</text:span> filhos direto: <text:span text:style-name="T16">elemento.children </text:span></text:p>
      <text:p text:style-name="P25"/>
      <text:p text:style-name="P26"><text:span text:style-name="T1">firstChild -</text:span> Retorna o primeiro filho, <text:span text:style-name="T42">sendo texto ou elemento: </text:span><text:span text:style-name="T18">elemento.firstChild </text:span></text:p>
      <text:p text:style-name="P25"/>
      <text:p text:style-name="P25"/>
      <text:p text:style-name="P25"><text:soft-page-break/><text:span text:style-name="T1">firstElementChild -</text:span> Retorna o primeiro elemento filho:</text:p>
      <text:p text:style-name="P56">elemento.firstElementChild </text:p>
      <text:p text:style-name="P1"/>
      <text:p text:style-name="P25"><text:span text:style-name="T1">lastElementChild - </text:span><text:span text:style-name="T32">Retorna o ultimo elemento filho:</text:span><text:span text:style-name="T1"> </text:span><text:span text:style-name="T38">elemento.lastElementChild </text:span></text:p>
      <text:p text:style-name="P1"/>
      <text:p text:style-name="P27"><text:span text:style-name="T2">last</text:span><text:span text:style-name="T1">Child - </text:span><text:span text:style-name="T33">Retorna o ultimo filho, sendo texto ou elemento: </text:span><text:span text:style-name="T39">elemento.lastChild </text:span></text:p>
      <text:p text:style-name="P1"/>
      <text:p text:style-name="P28"><text:span text:style-name="T1">rootNode -</text:span> Retorna o nó raiz do documento: <text:span text:style-name="T16">document.getRootNode( <text:s/>) </text:span></text:p>
      <text:p text:style-name="P1"/>
      <text:p text:style-name="P28"><text:span text:style-name="T1">ownerDocument -</text:span> Retorna o proprietario do documento: <text:span text:style-name="T16">elemento.ownerDocument<text:tab/></text:span></text:p>
      <text:p text:style-name="P28"/>
      <text:p text:style-name="P28"><text:span text:style-name="T1">hasChildNodes -</text:span> Verifica se o elemento possui filhos, incluindo texto e retorna true ou false: <text:span text:style-name="T16">elemento.hasChildNodes</text:span></text:p>
      <text:p text:style-name="P28"/>
      <text:p text:style-name="P30"><text:span text:style-name="T1">parentNode -</text:span> Retorna o pai: <text:span text:style-name="T16">elemento.parentNode </text:span></text:p>
      <text:p text:style-name="P28"/>
      <text:p text:style-name="P30"><text:span text:style-name="T1">parentElement -</text:span> Retorna o elemento pai: <text:span text:style-name="T16">elemento.parentElement</text:span></text:p>
      <text:p text:style-name="P28"/>
      <text:p text:style-name="P30"><text:span text:style-name="T1">Avô -</text:span> <text:span text:style-name="T16">elemento.parentNode.parentNode</text:span></text:p>
      <text:p text:style-name="P57"/>
      <text:p text:style-name="P30"><text:span text:style-name="T10">Filhos do Avô -</text:span><text:span text:style-name="T43"> <text:s/></text:span><text:span text:style-name="T16">elemento.parentNode.parentNode.children</text:span></text:p>
      <text:p text:style-name="P12"/>
      <text:p text:style-name="P31"><text:span text:style-name="T1">nextSibling -</text:span> <text:s/>Retorna o próximo irmão ou null se for o ultimo: <text:span text:style-name="T38">elemento.nextSibling </text:span></text:p>
      <text:p text:style-name="P31"/>
      <text:p text:style-name="P64">previousSibling -<text:span text:style-name="T32"> <text:s/>Retorna o irmão anterior ou null se for o primeiro: </text:span><text:span text:style-name="T38">elemento.previousSibling </text:span></text:p>
      <text:p text:style-name="P12"><text:soft-page-break/>_____________________________________________________________________</text:p>
      <text:h text:style-name="P2" text:outline-level="2"><text:span text:style-name="T45">C</text:span>lass<text:span text:style-name="T45">e</text:span></text:h>
      <text:p text:style-name="P32"><text:span text:style-name="T1">classList -</text:span> É uma propriedade somente leitura que retorna <text:span text:style-name="T46">um DOMTokenList (tipo de array) contendo o valor do atributo class de um ou vários elementos, </text:span><text:span text:style-name="T53">esses valores são chamados de token</text:span><text:span text:style-name="T46">. P</text:span>ossui diversos metodos que <text:span text:style-name="T46">possibilitam a manipulação d</text:span><text:span text:style-name="T47">e classe</text:span><text:span text:style-name="T46">: </text:span><text:span text:style-name="T19">elemento.classList </text:span></text:p>
      <text:p text:style-name="P32"/>
      <text:p text:style-name="P33"><text:s text:c="5"/><text:span text:style-name="T3">add -</text:span><text:span text:style-name="T48"> </text:span><text:span text:style-name="T49">Adiciona um ou mais tokens na DOMTokenList: <text:s text:c="2"/></text:span></text:p>
      <text:p text:style-name="P33"><text:span text:style-name="T43"><text:s text:c="5"/></text:span><text:span text:style-name="T19">elemento.classList.</text:span><text:span text:style-name="T21">add(“ “)</text:span><text:span text:style-name="T19"> </text:span></text:p>
      <text:p text:style-name="P32"/>
      <text:p text:style-name="P34"><text:s text:c="5"/><text:span text:style-name="T4">contains -</text:span><text:span text:style-name="T49"> </text:span><text:span text:style-name="T50">Verifica se a DOMTokenList tem uma classe especificada e </text:span></text:p>
      <text:p text:style-name="P34"><text:s text:c="5"/><text:span text:style-name="T50">retorna true ou false: </text:span><text:span text:style-name="T19">elemento.classList.</text:span><text:span text:style-name="T22">contains</text:span><text:span text:style-name="T21">(“ “)</text:span><text:span text:style-name="T19"> </text:span></text:p>
      <text:p text:style-name="P32"/>
      <text:p text:style-name="P34"><text:s text:c="5"/><text:span text:style-name="T5">forEach -</text:span><text:span text:style-name="T50"> Executa uma função de retorno para cada token do </text:span></text:p>
      <text:p text:style-name="P35"><text:span text:style-name="T50"><text:s text:c="5"/>DOMTokenList, ou seja, </text:span><text:span text:style-name="T51">semelhante ao map, percorre o DOMTokenList e <text:s/></text:span></text:p>
      <text:p text:style-name="P39"><text:s text:c="5"/>executa uma função que recebe como parametro o token e a posição da </text:p>
      <text:p text:style-name="P39"><text:s text:c="5"/>vez, totalizando 2 parametros: </text:p>
      <text:p text:style-name="P35"><text:span text:style-name="T44"><text:s text:c="5"/></text:span><text:span text:style-name="T19">elemento.classList.</text:span><text:span text:style-name="T23">forEach((token, pos) =&gt; { <text:s/>}) </text:span></text:p>
      <text:p text:style-name="P32"/>
      <text:p text:style-name="P36"><text:s text:c="5"/><text:span text:style-name="T6">item -</text:span><text:span text:style-name="T52"> Retorna o token com a posição especificada: <text:s text:c="2"/></text:span></text:p>
      <text:p text:style-name="P36"><text:span text:style-name="T44"><text:s text:c="5"/></text:span><text:span text:style-name="T19">elemento.classList.</text:span><text:span text:style-name="T24">item(pos) </text:span></text:p>
      <text:p text:style-name="P32"/>
      <text:p text:style-name="P36"><text:s text:c="5"/><text:span text:style-name="T6">length -</text:span><text:span text:style-name="T52"> Retorna o tamanho do DOMTokenList: <text:s text:c="2"/></text:span></text:p>
      <text:p text:style-name="P36"><text:span text:style-name="T43"><text:s text:c="5"/></text:span><text:span text:style-name="T19">elemento.classList.</text:span><text:span text:style-name="T24">length </text:span></text:p>
      <text:p text:style-name="P32"/>
      <text:p text:style-name="P32"><text:s text:c="5"/><text:span text:style-name="T6">remove -</text:span><text:span text:style-name="T52"> Remove um ou mais tokens com o nome especificado:</text:span></text:p>
      <text:p text:style-name="P36"><text:span text:style-name="T43"><text:s text:c="5"/></text:span><text:span text:style-name="T19">elemento.classList.</text:span><text:span text:style-name="T24">remove(“ “) </text:span></text:p>
      <text:p text:style-name="P58"/>
      <text:p text:style-name="P40"><text:s text:c="5"/></text:p>
      <text:p text:style-name="P40"><text:soft-page-break/><text:span text:style-name="T1"><text:s text:c="5"/>replace -</text:span> <text:span text:style-name="T53">Substitui um token por outro: <text:s/></text:span></text:p>
      <text:p text:style-name="P40"><text:span text:style-name="T44"><text:s text:c="5"/></text:span><text:span text:style-name="T19">elemento.classList.</text:span><text:span text:style-name="T25">replace(“ “, “ “) </text:span></text:p>
      <text:p text:style-name="P32"/>
      <text:p text:style-name="P37"><text:s text:c="5"/><text:span text:style-name="T7">toggle -</text:span><text:span text:style-name="T53"> </text:span><text:span text:style-name="T54">Vai adicionar uma classe caso não exista ou remover caso exista:</text:span></text:p>
      <text:p text:style-name="P37"><text:s text:c="5"/><text:span text:style-name="T19">elemento.classList.</text:span><text:span text:style-name="T26">toggle(“ “) </text:span></text:p>
      <text:p text:style-name="P32"/>
      <text:p text:style-name="P37"><text:s text:c="5"/><text:span text:style-name="T8">value -</text:span><text:span text:style-name="T54"> Retorna os valores da classe (token) de um elemento como uma <text:s/></text:span></text:p>
      <text:p text:style-name="P37"><text:span text:style-name="T54"><text:s text:c="5"/>única string: <text:s/></text:span><text:span text:style-name="T19">elemento.classList.</text:span><text:span text:style-name="T26">value </text:span></text:p>
      <text:p text:style-name="P32"/>
      <text:p text:style-name="P38"><text:span text:style-name="T1">className -</text:span> <text:span text:style-name="T47">Retorna e define o valor do atributo class de um elemento especificado, porêm não altera nem remove: </text:span></text:p>
      <text:p text:style-name="P38"><text:span text:style-name="T20">elemento.className </text:span><text:span text:style-name="T47"><text:s/>← Retorna</text:span></text:p>
      <text:p text:style-name="P38"><text:span text:style-name="T20">elemento.className = “ “ </text:span><text:span text:style-name="T47"><text:s/>← Define</text:span></text:p>
      <text:p text:style-name="P13">_____________________________________________________________________</text:p>
      <text:p text:style-name="P41"><text:span text:style-name="T1">find - </text:span><text:span text:style-name="T34">Serve para pesquisar e retornar algum </text:span><text:span text:style-name="T35">item</text:span><text:span text:style-name="T34"> dentro de um array. Vai percorrer o array </text:span><text:span text:style-name="T36">e executar uma função que vai receber como parametro o item atual </text:span><text:span text:style-name="T37">e</text:span><text:span text:style-name="T36"> a posição atual, se a função retornar true ela vai parar e resultar no item atual, se retornar false vai ter como resultado undefined: </text:span><text:span text:style-name="T40">array.find((item, pos) =&gt; { <text:s text:c="2"/>}) </text:span></text:p>
      <text:p text:style-name="P28"/>
      <text:p text:style-name="P65">Ex:</text:p>
      <text:p text:style-name="P5">let num = [1, 2, 3, 4, 5] </text:p>
      <text:p text:style-name="P6"/>
      <text:p text:style-name="P4">let resultado = num.find((item, pos) =&gt; { </text:p>
      <text:p text:style-name="P4"><text:span text:style-name="T43"><text:s text:c="5"/></text:span>let res = item == 4 ? true : false </text:p>
      <text:p text:style-name="P6"/>
      <text:p text:style-name="P4"><text:span text:style-name="T43"><text:s text:c="5"/></text:span>return res </text:p>
      <text:p text:style-name="P4">}) </text:p>
      <text:p text:style-name="P6"/>
      <text:p text:style-name="P4">console.log(resultado) </text:p>
      <text:p text:style-name="P14"><text:soft-page-break/>_____________________________________________________________________</text:p>
      <text:p text:style-name="P42"><text:span text:style-name="T1">every -</text:span> <text:span text:style-name="T55">Verifica se todos os itens do array passam pelo teste implementado pela função, se todos passarem retornará true, se não false:</text:span></text:p>
      <text:p text:style-name="P59">array.every((item, <text:span text:style-name="T56">pos</text:span>) =&gt; { <text:s/>}) </text:p>
      <text:p text:style-name="P42"/>
      <text:p text:style-name="P66">Ex:</text:p>
      <text:p text:style-name="P3">let num = [22, 18, 32, 80] </text:p>
      <text:p text:style-name="P6"/>
      <text:p text:style-name="P4">let resultado = num.every((item, <text:span text:style-name="T57">pos</text:span>) =&gt; { </text:p>
      <text:p text:style-name="P4"><text:span text:style-name="T43"><text:s text:c="5"/></text:span>return item &gt;= 18 </text:p>
      <text:p text:style-name="P4">}) </text:p>
      <text:p text:style-name="P6"/>
      <text:p text:style-name="P4">console.log(resultado) </text:p>
      <text:p text:style-name="P15">_____________________________________________________________________</text:p>
      <text:p text:style-name="P43"><text:span text:style-name="T1">some –</text:span> É uma variação do every, vai testar se ao menos um dos itens do array passa no teste implementado pela função, retornando true ou false:</text:p>
      <text:p text:style-name="P60">array.some((item, pos) =&gt; { <text:s/>}) </text:p>
      <text:p text:style-name="P28"/>
      <text:p text:style-name="P67">Ex:</text:p>
      <text:p text:style-name="P3">let num = [-5, -3, 1, -2] </text:p>
      <text:p text:style-name="P6"/>
      <text:p text:style-name="P4">let resultado = num.some((item,pos) =&gt; { </text:p>
      <text:p text:style-name="P4"><text:span text:style-name="T43"><text:s text:c="5"/></text:span>return item &gt;= 0 </text:p>
      <text:p text:style-name="P4">}) </text:p>
      <text:p text:style-name="P6"/>
      <text:p text:style-name="P4">console.log(resultado) </text:p>
      <text:p text:style-name="P16"/>
      <text:p text:style-name="P16"/>
      <text:p text:style-name="P16"/>
      <text:p text:style-name="P16"/>
      <text:p text:style-name="P16"><text:soft-page-break/>_____________________________________________________________________</text:p>
      <text:p text:style-name="P44"><text:span text:style-name="T1">forEach –</text:span> Percorre um array e em cada posição executa uma função que recebe como parametro o elemento atual, ou seja, executa uma função em cada elemento de um array: <text:span text:style-name="T27">array.forEach((item) =&gt; { <text:s/>}) </text:span></text:p>
      <text:p text:style-name="P28"/>
      <text:p text:style-name="P68">Ex:</text:p>
      <text:p text:style-name="P3">let num = [1, 2, 3, 4, 5] </text:p>
      <text:p text:style-name="P4">num.forEach((item) =&gt; { </text:p>
      <text:p text:style-name="P4"><text:span text:style-name="T43"><text:s text:c="5"/></text:span>console.log(item) </text:p>
      <text:p text:style-name="P7"><text:span text:style-name="T58">}) </text:span></text:p>
      <text:p text:style-name="P17">_____________________________________________________________________</text:p>
      <text:h text:style-name="P2" text:outline-level="2">Função Construtora</text:h>
      <text:p text:style-name="P45">É <text:span text:style-name="T60">uma forma de criar objetos semelhante a classe:</text:span></text:p>
      <text:p text:style-name="P61">function Funcao( <text:s/>) { <text:s/>} </text:p>
      <text:p text:style-name="P61">let funcao = new Funcao( <text:s/>) </text:p>
      <text:p text:style-name="P45"/>
      <text:p text:style-name="P69">Ex:</text:p>
      <text:p text:style-name="P61">function Pessoa(nome) { </text:p>
      <text:p text:style-name="P61"><text:s text:c="5"/>this.nome = nome </text:p>
      <text:p text:style-name="P61"><text:s text:c="5"/>this.idade = 18 </text:p>
      <text:p text:style-name="P61"><text:s text:c="5"/><text:span text:style-name="T60">this.</text:span>mostrarNome = function( <text:s/>) {console.log(this.nome)} </text:p>
      <text:p text:style-name="P61">} </text:p>
      <text:p text:style-name="P61"/>
      <text:p text:style-name="P61">let pessoa = new Pessoa(‘rafael’) </text:p>
      <text:p text:style-name="P18">_____________________________________________________________________</text:p>
      <text:p text:style-name="P46"><text:span text:style-name="T1">prototype -</text:span> Permite criar metodos e atributos diretamente na classe (class):<text:line-break/><text:span text:style-name="T27">classe.prototype.atributo = valor </text:span></text:p>
      <text:p text:style-name="P62">classe.prototype.metodo = function( <text:s/>) { <text:s/>} </text:p>
      <text:p text:style-name="P28"/>
      <text:p text:style-name="P19"><text:soft-page-break/>_____________________________________________________________________</text:p>
      <text:h text:style-name="P2" text:outline-level="2">Abstract</text:h>
      <text:p text:style-name="P47">O abstract é um conceito de classe, quando uma classe <text:span text:style-name="T61">for</text:span> abstract <text:span text:style-name="T61">ela não poderá ser usada, apenas servirá de base para outras classes, como herança, ou seja, a classe em si não poderá ser instanciada, apenas estendida para outras.</text:span></text:p>
      <text:p text:style-name="P48">Para tornar uma classe abstrata digite:</text:p>
      <text:p text:style-name="P63"><text:span text:style-name="T43"><text:s/></text:span>if(this.constructor === classe) { </text:p>
      <text:p text:style-name="P63"><text:span text:style-name="T43"><text:s text:c="5"/></text:span>throw new TypeError(“Proibido instanciar classe”) </text:p>
      <text:p text:style-name="P63">} </text:p>
      <text:p text:style-name="P63"/>
      <text:p text:style-name="P54"><text:span text:style-name="T1">Ex:</text:span></text:p>
      <text:p text:style-name="P63">class classe { </text:p>
      <text:p text:style-name="P63"><text:span text:style-name="T43"><text:s text:c="5"/></text:span>constructor( <text:s/>) { </text:p>
      <text:p text:style-name="P63"><text:span text:style-name="T43"><text:s text:c="10"/></text:span>if(this.constructor === classe) { </text:p>
      <text:p text:style-name="P63"><text:span text:style-name="T43"><text:s text:c="15"/></text:span>throw new TypeError(“Proibido instanciar classe”) </text:p>
      <text:p text:style-name="P63"><text:span text:style-name="T43"><text:s text:c="10"/></text:span>} </text:p>
      <text:p text:style-name="P63"><text:span text:style-name="T43"><text:s text:c="5"/></text:span>} </text:p>
      <text:p text:style-name="P63">} </text:p>
      <text:p text:style-name="P20"/>
      <text:p text:style-name="P70">Para obrigar a declaração de metodos ou atributos digite na classe pai:</text:p>
      <text:p text:style-name="P70"><text:span text:style-name="T1">Atributo -</text:span> </text:p>
      <text:p text:style-name="P70"><text:span text:style-name="T27">if(this.atributo === undefined) { </text:span></text:p>
      <text:p text:style-name="P71"><text:span text:style-name="T43"><text:s text:c="5"/></text:span>throw new TypeError(“obrigado a declarar um atributo”) </text:p>
      <text:p text:style-name="P71">} </text:p>
      <text:p text:style-name="P48"><text:span text:style-name="T1">Metodo -</text:span> </text:p>
      <text:p text:style-name="P70"><text:span text:style-name="T27">if(this.metodo === undefined) { </text:span></text:p>
      <text:p text:style-name="P71"><text:span text:style-name="T43"><text:s text:c="5"/></text:span>throw new TypeError(“obrigado a declarar um metodo”) </text:p>
      <text:p text:style-name="P71">} </text:p>
      <text:p text:style-name="P20"><text:soft-page-break/>_____________________________________________________________________</text:p>
      <text:p text:style-name="P49"><text:span text:style-name="T1">clipboard -</text:span> <text:span text:style-name="T62">O clipboard representa a area de transeferencia e possui vários metodos que manipulam ela. Com esses metodos se torna possível copiar pra area de transferencia, ler ou colar dela: </text:span><text:span text:style-name="T28">navigator.clipboard </text:span></text:p>
      <text:p text:style-name="P28"/>
      <text:p text:style-name="P50"><text:span text:style-name="T1"><text:s text:c="5"/>read -</text:span> <text:span text:style-name="T65">Vai </text:span><text:span text:style-name="T64">colar da area de transferencia: </text:span><text:span text:style-name="T31">navigator.clipboard.read( <text:s/>) </text:span></text:p>
      <text:p text:style-name="P51"/>
      <text:p text:style-name="P52"><text:s text:c="5"/><text:span text:style-name="T1">readText -</text:span> <text:span text:style-name="T65">Vai </text:span>colar um texto da area de transferencia: <text:s text:c="2"/></text:p>
      <text:p text:style-name="P52"><text:span text:style-name="T65"><text:s text:c="5"/></text:span><text:span text:style-name="T31">navigator.clipboard.readText( <text:s/>) </text:span></text:p>
      <text:p text:style-name="P51"/>
      <text:p text:style-name="P50"><text:s text:c="5"/><text:span text:style-name="T1">write -</text:span> <text:span text:style-name="T65">Vai </text:span><text:span text:style-name="T64">copiar algo e mandar pra area de transferencia:</text:span></text:p>
      <text:p text:style-name="P50"><text:s text:c="5"/><text:span text:style-name="T31">navigator.clipboard.write( <text:s/>) </text:span></text:p>
      <text:p text:style-name="P28"/>
      <text:p text:style-name="P29"><text:s text:c="5"/><text:span text:style-name="T9">writeText -</text:span><text:span text:style-name="T63"> </text:span><text:span text:style-name="T65">Vai </text:span><text:span text:style-name="T64">copiar um texto e mandar pra area de transferencia</text:span>: <text:s text:c="2"/></text:p>
      <text:p text:style-name="P29"><text:span text:style-name="T64"><text:s text:c="5"/></text:span><text:span text:style-name="T29">navigator.clipboard.writeText( <text:s text:c="2"/>) </text:span></text:p>
      <text:p text:style-name="P21">_____________________________________________________________________</text:p>
      <text:p text:style-name="P53"><text:span text:style-name="T27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7:05:22.856286371</meta:creation-date>
    <dc:date>2023-01-12T18:58:25.509193037</dc:date>
    <meta:editing-duration>PT14H44M14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8" meta:paragraph-count="138" meta:word-count="949" meta:character-count="7517" meta:non-whitespace-character-count="6324"/>
  </office:meta>
</office:document-meta>
</file>